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3b6b" officeooo:paragraph-rsid="00103b6b"/>
    </style:style>
    <style:style style:name="P2" style:family="paragraph" style:parent-style-name="Standard">
      <style:text-properties officeooo:rsid="00120224" officeooo:paragraph-rsid="00120224"/>
    </style:style>
    <style:style style:name="P3" style:family="paragraph" style:parent-style-name="Standard">
      <style:text-properties officeooo:rsid="0012144c" officeooo:paragraph-rsid="0012144c"/>
    </style:style>
    <style:style style:name="P4" style:family="paragraph" style:parent-style-name="Standard">
      <style:paragraph-properties fo:text-align="center" style:justify-single-word="false"/>
      <style:text-properties style:font-name="Courier New" officeooo:rsid="0012144c" officeooo:paragraph-rsid="0012144c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rsid="0012144c" officeooo:paragraph-rsid="0012144c"/>
    </style:style>
    <style:style style:name="T1" style:family="text">
      <style:text-properties officeooo:rsid="001263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ORDÓÑEZ VALIÑA – <text:span text:style-name="T1">Entrega de programa de números aleatorios</text:span></text:p>
      <text:p text:style-name="P1"/>
      <text:p text:style-name="P1"/>
      <text:p text:style-name="P1">Na primeira versión fixen un xogo básico. Nos segundo e terceiro vou aproveitando o código e mellorándoo de forma que no último será no que estean todas as melloras, os controis de erros e demáis.</text:p>
      <text:p text:style-name="P1">Xa desde a primeira versión implementei que se lle pida ao usuario o número total de intentos en vez de ter simplemente 5</text:p>
      <text:p text:style-name="P2">Para axudar a acertar o número, na primeira versión puxen simplemente se o número buscado é maior ou menor ao introducido. Na segunda versión a maiores indícolle se está lonxe, preto ou moi preto en función da distancia, axudándome do valor absoluto: se a distancia é 2 ou menos dígolle que está moi preto. Se está entre 3 e 6 dígolle que está preto. E se está a máis de 15 dígolle que está moi lonxe. Na terceira versión, dado que se coñece o rango que o usuario introducirá, mirarei a distancia en porcentaxe.</text:p>
      <text:p text:style-name="P3">Para xerar o rango segundo os valores que me dea o usuario, utilizo este código:</text:p>
      <text:p text:style-name="P3"/>
      <text:p text:style-name="P4">rand.nextInt(maxrango-minrango+1)+minrango</text:p>
      <text:p text:style-name="P4"/>
      <text:p text:style-name="P5">Con isto o que fago é: primeiro xerar un aleatorio o total de números que hay dentro do rango. Súmolle 1 para que se inclúa o valor mínimo. A este resultado súmolle o mínimo para moverme no rango desexad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09:42:09.732000000</meta:creation-date>
    <dc:date>2016-11-15T10:55:32.992000000</dc:date>
    <meta:editing-duration>PT12M1S</meta:editing-duration>
    <meta:editing-cycles>1</meta:editing-cycles>
    <meta:document-statistic meta:table-count="0" meta:image-count="0" meta:object-count="0" meta:page-count="1" meta:paragraph-count="7" meta:word-count="216" meta:character-count="1218" meta:non-whitespace-character-count="1008"/>
    <meta:generator>LibreOffice/5.0.1.2$Windows_x86 LibreOffice_project/81898c9f5c0d43f3473ba111d7b351050be20261</meta:generator>
  </office:meta>
</office:document-meta>
</file>